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C50000022C0000022CA793507E.svg" manifest:media-type="image/svg+xml"/>
  <manifest:file-entry manifest:full-path="Pictures/100000010000001A0000001AE0662A24.png" manifest:media-type="image/png"/>
  <manifest:file-entry manifest:full-path="Pictures/1000000100000020000000205975716E.png" manifest:media-type="image/png"/>
  <manifest:file-entry manifest:full-path="Pictures/100000010000002000000020567C20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2181in"/>
    </style:style>
    <style:style style:name="Table1.B" style:family="table-column">
      <style:table-column-properties style:column-width="1.9479in"/>
    </style:style>
    <style:style style:name="Table1.C" style:family="table-column">
      <style:table-column-properties style:column-width="1.8986in"/>
    </style:style>
    <style:style style:name="Table1.D" style:family="table-column">
      <style:table-column-properties style:column-width="1.860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0014in"/>
    </style:style>
    <style:style style:name="Table2.B" style:family="table-column">
      <style:table-column-properties style:column-width="1.1597in"/>
    </style:style>
    <style:style style:name="Table2.C" style:family="table-column">
      <style:table-column-properties style:column-width="1.2632in"/>
    </style:style>
    <style:style style:name="Table2.D" style:family="table-column">
      <style:table-column-properties style:column-width="1.1681in"/>
    </style:style>
    <style:style style:name="Table2.E" style:family="table-column">
      <style:table-column-properties style:column-width="1.0097in"/>
    </style:style>
    <style:style style:name="Table2.F" style:family="table-column">
      <style:table-column-properties style:column-width="1.3229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1083in"/>
    </style:style>
    <style:style style:name="Table3.B" style:family="table-column">
      <style:table-column-properties style:column-width="1.0826in"/>
    </style:style>
    <style:style style:name="Table3.C" style:family="table-column">
      <style:table-column-properties style:column-width="1.7542in"/>
    </style:style>
    <style:style style:name="Table3.D" style:family="table-column">
      <style:table-column-properties style:column-width="1.1938in"/>
    </style:style>
    <style:style style:name="Table3.E" style:family="table-column">
      <style:table-column-properties style:column-width="1.7861in"/>
    </style:style>
    <style:style style:name="Table3.A1" style:family="table-cell">
      <style:table-cell-properties style:vertical-align="middle" fo:padding="0.0194in" fo:border="none"/>
    </style:style>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left="0in" fo:margin-right="0in" fo:text-indent="0in" style:auto-text-indent="false" style:writing-mode="lr-tb"/>
    </style:style>
    <style:style style:name="P4" style:family="paragraph" style:parent-style-name="Text_20_body">
      <style:paragraph-properties fo:margin-left="0in" fo:margin-right="0in" fo:margin-top="0in" fo:margin-bottom="0in" style:contextual-spacing="false" fo:text-indent="0in" style:auto-text-indent="false" style:writing-mode="lr-tb"/>
    </style:style>
    <style:style style:name="P5" style:family="paragraph" style:parent-style-name="Text_20_body">
      <style:paragraph-properties fo:margin-top="0in" fo:margin-bottom="0in" style:contextual-spacing="false" style:writing-mode="lr-tb"/>
    </style:style>
    <style:style style:name="P6" style:family="paragraph" style:parent-style-name="Text_20_body">
      <style:paragraph-properties style:writing-mode="lr-tb"/>
    </style:style>
    <style:style style:name="P7" style:family="paragraph" style:parent-style-name="Heading_20_1">
      <style:paragraph-properties fo:margin-left="0in" fo:margin-right="0in" fo:text-indent="0in" style:auto-text-indent="false" style:writing-mode="lr-tb"/>
    </style:style>
    <style:style style:name="P8" style:family="paragraph" style:parent-style-name="Heading_20_2">
      <style:paragraph-properties style:writing-mode="lr-tb"/>
    </style:style>
    <style:style style:name="P9" style:family="paragraph" style:parent-style-name="Heading_20_3">
      <style:paragraph-properties style:writing-mode="lr-tb"/>
    </style:style>
    <style:style style:name="P10" style:family="paragraph" style:parent-style-name="Table_20_Contents">
      <style:paragraph-properties fo:margin-top="0in" fo:margin-bottom="0.1965in" style:contextual-spacing="false"/>
    </style:style>
    <style:style style:name="P11" style:family="paragraph" style:parent-style-name="Table_20_Contents">
      <style:paragraph-properties fo:margin-top="0in" fo:margin-bottom="0.1965in" style:contextual-spacing="false"/>
      <style:text-properties fo:font-weight="bold"/>
    </style:style>
    <style:style style:name="P12" style:family="paragraph" style:parent-style-name="Text_20_body" style:list-style-name="L1">
      <style:paragraph-properties fo:margin-left="0in" fo:margin-right="0in" fo:text-indent="0in" style:auto-text-indent="false" style:writing-mode="lr-tb"/>
    </style:style>
    <style:style style:name="P13" style:family="paragraph" style:parent-style-name="Text_20_body" style:list-style-name="L2">
      <style:paragraph-properties fo:margin-left="0in" fo:margin-right="0in" fo:text-indent="0in" style:auto-text-indent="false" style:writing-mode="lr-tb"/>
    </style:style>
    <style:style style:name="P14" style:family="paragraph" style:parent-style-name="Text_20_body" style:list-style-name="L2">
      <style:paragraph-properties style:writing-mode="lr-tb"/>
    </style:style>
    <style:style style:name="P15" style:family="paragraph" style:parent-style-name="Text_20_body" style:list-style-name="L3">
      <style:paragraph-properties fo:margin-left="0in" fo:margin-right="0in" fo:text-indent="0in" style:auto-text-indent="false" style:writing-mode="lr-tb"/>
    </style:style>
    <style:style style:name="P16" style:family="paragraph" style:parent-style-name="Text_20_body" style:list-style-name="L4">
      <style:paragraph-properties fo:margin-left="0in" fo:margin-right="0in" fo:text-indent="0in" style:auto-text-indent="false" style:writing-mode="lr-tb"/>
    </style:style>
    <style:style style:name="P17" style:family="paragraph" style:parent-style-name="Text_20_body" style:list-style-name="L5">
      <style:paragraph-properties fo:margin-left="0in" fo:margin-right="0in" fo:text-indent="0in" style:auto-text-indent="false" style:writing-mode="lr-tb"/>
    </style:style>
    <style:style style:name="P18" style:family="paragraph" style:parent-style-name="Text_20_body" style:list-style-name="L5">
      <style:paragraph-properties style:writing-mode="lr-tb"/>
    </style:style>
    <style:style style:name="P19" style:family="paragraph" style:parent-style-name="Text_20_body" style:list-style-name="L6">
      <style:paragraph-properties style:writing-mode="lr-tb"/>
    </style:style>
    <style:style style:name="P20" style:family="paragraph" style:parent-style-name="Text_20_body" style:list-style-name="L7">
      <style:paragraph-properties style:writing-mode="lr-tb"/>
    </style:style>
    <style:style style:name="P21" style:family="paragraph" style:parent-style-name="Text_20_body" style:list-style-name="L7">
      <style:paragraph-properties fo:margin-left="0in" fo:margin-right="0in" fo:text-indent="0in" style:auto-text-indent="false" style:writing-mode="lr-tb"/>
    </style:style>
    <style:style style:name="P22" style:family="paragraph" style:parent-style-name="Text_20_body" style:list-style-name="L8">
      <style:paragraph-properties fo:margin-left="0in" fo:margin-right="0in" fo:text-indent="0in" style:auto-text-indent="false" style:writing-mode="lr-tb"/>
    </style:style>
    <style:style style:name="P23" style:family="paragraph" style:parent-style-name="Text_20_body" style:list-style-name="L9">
      <style:paragraph-properties fo:margin-left="0in" fo:margin-right="0in" fo:text-indent="0in" style:auto-text-indent="false" style:writing-mode="lr-tb"/>
    </style:style>
    <style:style style:name="P24" style:family="paragraph" style:parent-style-name="Text_20_body" style:list-style-name="L9">
      <style:paragraph-properties style:writing-mode="lr-tb"/>
    </style:style>
    <style:style style:name="P25" style:family="paragraph" style:parent-style-name="Text_20_body" style:list-style-name="L10">
      <style:paragraph-properties style:writing-mode="lr-tb"/>
    </style:style>
    <style:style style:name="P26" style:family="paragraph" style:parent-style-name="Text_20_body" style:list-style-name="L11">
      <style:paragraph-properties fo:margin-left="0in" fo:margin-right="0in" fo:text-indent="0in" style:auto-text-indent="false" style:writing-mode="lr-tb"/>
    </style:style>
    <style:style style:name="P27" style:family="paragraph" style:parent-style-name="Text_20_body" style:list-style-name="L12">
      <style:paragraph-properties fo:margin-left="0in" fo:margin-right="0in" fo:text-indent="0in" style:auto-text-indent="false" style:writing-mode="lr-tb"/>
    </style:style>
    <style:style style:name="P28" style:family="paragraph" style:parent-style-name="Text_20_body" style:list-style-name="L12">
      <style:paragraph-properties style:writing-mode="lr-tb"/>
    </style:style>
    <style:style style:name="P29" style:family="paragraph" style:parent-style-name="Text_20_body" style:list-style-name="L13">
      <style:paragraph-properties fo:margin-left="0in" fo:margin-right="0in" fo:text-indent="0in" style:auto-text-indent="false" style:writing-mode="lr-tb"/>
    </style:style>
    <style:style style:name="P30" style:family="paragraph" style:parent-style-name="Text_20_body" style:list-style-name="L14">
      <style:paragraph-properties fo:margin-left="0in" fo:margin-right="0in" fo:text-indent="0in" style:auto-text-indent="false" style:writing-mode="lr-tb"/>
    </style:style>
    <style:style style:name="P31" style:family="paragraph" style:parent-style-name="Text_20_body" style:list-style-name="L14">
      <style:paragraph-properties style:writing-mode="lr-tb"/>
    </style:style>
    <style:style style:name="P32"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emini </text:p>
      <text:p text:style-name="Standard"><draw:frame draw:style-name="fr1" draw:name="Image1" text:anchor-type="as-char" svg:width="0.2189in" svg:height="0.2189in" draw:z-index="0"><draw:image xlink:href="Pictures/100002C50000022C0000022CA793507E.svg" xlink:type="simple" xlink:show="embed" xlink:actuate="onLoad" draw:mime-type="image/svg+xml"/><draw:image xlink:href="Pictures/100000010000001A0000001AE0662A24.png" xlink:type="simple" xlink:show="embed" xlink:actuate="onLoad" draw:mime-type="image/png"/></draw:frame><text:s/>Invite a friend </text:p>
      <text:p text:style-name="P1">PRO</text:p>
      <text:h text:style-name="Heading_20_1" text:outline-level="1"><text:span text:style-name="Strong_20_Emphasis">DevSecOps Sentinel Deep Dive</text:span></text:h>
      <text:p text:style-name="P2"><text:a xlink:type="simple" xlink:href="https://g.co/gemini/share/8bac9aa6d30b" office:target-frame-name="_blank" xlink:show="new" text:style-name="Internet_20_link" text:visited-style-name="Visited_20_Internet_20_Link">https://g.co/gemini/share/8bac9aa6d30b </text:a></text:p>
      <text:p text:style-name="P2">Created with <text:span text:style-name="Strong_20_Emphasis">2.5 Pro</text:span> June 23, 2025 at 01:39 AM Published June 23, 2025 at 01:55 AM</text:p>
      <text:p text:style-name="P2"><draw:frame draw:style-name="fr1" draw:name="Image2" text:anchor-type="as-char" svg:width="0.3335in" svg:height="0.3335in" draw:z-index="1"><draw:image xlink:href="Pictures/1000000100000020000000205975716E.png" xlink:type="simple" xlink:show="embed" xlink:actuate="onLoad" draw:mime-type="image/png"/><svg:title>MD icon</svg:title></draw:frame></text:p>
      <text:p text:style-name="P2">cursor_gen...rsor_rules</text:p>
      <text:p text:style-name="P2">MD</text:p>
      <text:p text:style-name="P2"><draw:frame draw:style-name="fr1" draw:name="Image3" text:anchor-type="as-char" svg:width="0.3335in" svg:height="0.3335in" draw:z-index="2"><draw:image xlink:href="Pictures/1000000100000020000000205975716E.png" xlink:type="simple" xlink:show="embed" xlink:actuate="onLoad" draw:mime-type="image/png"/><svg:title>MD icon</svg:title></draw:frame></text:p>
      <text:p text:style-name="P2">cursor_upd...test chat)</text:p>
      <text:p text:style-name="P2">MD</text:p>
      <text:p text:style-name="P2"><draw:frame draw:style-name="fr1" draw:name="Image4" text:anchor-type="as-char" svg:width="0.3335in" svg:height="0.3335in" draw:z-index="3"><draw:image xlink:href="Pictures/100000010000002000000020567C207C.png" xlink:type="simple" xlink:show="embed" xlink:actuate="onLoad" draw:mime-type="image/png"/><svg:title>ODT icon</svg:title></draw:frame></text:p>
      <text:p text:style-name="P2">Lambda Hac...nstorming)</text:p>
      <text:p text:style-name="P2">ODT</text:p>
      <text:p text:style-name="P2"><draw:frame draw:style-name="fr1" draw:name="Image5" text:anchor-type="as-char" svg:width="0.3335in" svg:height="0.3335in" draw:z-index="4"><draw:image xlink:href="Pictures/1000000100000020000000205975716E.png" xlink:type="simple" xlink:show="embed" xlink:actuate="onLoad" draw:mime-type="image/png"/><svg:title>MD icon</svg:title></draw:frame></text:p>
      <text:p text:style-name="P2">Project Br...s Sentinel</text:p>
      <text:p text:style-name="P2">MD</text:p>
      <text:p text:style-name="P2"><draw:frame draw:style-name="fr1" draw:name="Image6" text:anchor-type="as-char" svg:width="0.3335in" svg:height="0.3335in" draw:z-index="5"><draw:image xlink:href="Pictures/1000000100000020000000205975716E.png" xlink:type="simple" xlink:show="embed" xlink:actuate="onLoad" draw:mime-type="image/png"/><svg:title>MD icon</svg:title></draw:frame></text:p>
      <text:p text:style-name="P2">SESSION_CONTEXT</text:p>
      <text:p text:style-name="P2">MD</text:p>
      <text:p text:style-name="P2"><draw:frame draw:style-name="fr1" draw:name="Image7" text:anchor-type="as-char" svg:width="0.3335in" svg:height="0.3335in" draw:z-index="6"><draw:image xlink:href="Pictures/1000000100000020000000205975716E.png" xlink:type="simple" xlink:show="embed" xlink:actuate="onLoad" draw:mime-type="image/png"/><svg:title>MD icon</svg:title></draw:frame></text:p>
      <text:p text:style-name="P2">Project_Summary v1.1</text:p>
      <text:p text:style-name="P2">MD</text:p>
      <text:p text:style-name="P2"><draw:frame draw:style-name="fr1" draw:name="Image8" text:anchor-type="as-char" svg:width="0.3335in" svg:height="0.3335in" draw:z-index="7"><draw:image xlink:href="Pictures/1000000100000020000000205975716E.png" xlink:type="simple" xlink:show="embed" xlink:actuate="onLoad" draw:mime-type="image/png"/><svg:title>MD icon</svg:title></draw:frame></text:p>
      <text:p text:style-name="P2">Project_Summary v1.2</text:p>
      <text:p text:style-name="P2">MD</text:p>
      <text:p text:style-name="P2"><draw:frame draw:style-name="fr1" draw:name="Image9" text:anchor-type="as-char" svg:width="0.3335in" svg:height="0.3335in" draw:z-index="8"><draw:image xlink:href="Pictures/1000000100000020000000205975716E.png" xlink:type="simple" xlink:show="embed" xlink:actuate="onLoad" draw:mime-type="image/png"/><svg:title>MD icon</svg:title></draw:frame></text:p>
      <text:p text:style-name="P2">Project_Summary v1.3</text:p>
      <text:p text:style-name="P2">MD</text:p>
      <text:p text:style-name="P2"><draw:frame draw:style-name="fr1" draw:name="Image10" text:anchor-type="as-char" svg:width="0.3335in" svg:height="0.3335in" draw:z-index="9"><draw:image xlink:href="Pictures/1000000100000020000000205975716E.png" xlink:type="simple" xlink:show="embed" xlink:actuate="onLoad" draw:mime-type="image/png"/><svg:title>MD icon</svg:title></draw:frame></text:p>
      <text:p text:style-name="P2">Project Pl...Blueprint)</text:p>
      <text:p text:style-name="P2">MD</text:p>
      <text:p text:style-name="P2"><text:soft-page-break/><draw:frame draw:style-name="fr1" draw:name="Image11" text:anchor-type="as-char" svg:width="0.3335in" svg:height="0.3335in" draw:z-index="10"><draw:image xlink:href="Pictures/1000000100000020000000205975716E.png" xlink:type="simple" xlink:show="embed" xlink:actuate="onLoad" draw:mime-type="image/png"/><svg:title>MD icon</svg:title></draw:frame></text:p>
      <text:p text:style-name="P2">Project Pl...Blueprint)</text:p>
      <text:p text:style-name="P2">MD</text:p>
      <text:section text:style-name="Sect1" text:name="user-query-content-0">
        <text:p text:style-name="P3">Deep Research </text:p>
      </text:section>
      <text:p text:style-name="P4">Here's a research plan for that topic. If you need to update it, let me know!</text:p>
      <text:p text:style-name="P5">DevSecOps Sentinel Deep Dive </text:p>
      <text:p text:style-name="P5">Research Websites and Files</text:p>
      <text:p text:style-name="P5">(1) Analyze the 'DevSecOps Sentinel' project described in the document `Lambda Hackathon_Winning Strategy-Plan (brainstorming).odt`. Detail its vision, core features (secret scanning, vulnerability scanning, AI code review), and the intended event-driven workflow from a GitHub pull request to a final report. (2) Evaluate the serverless architecture proposed for 'DevSecOps Sentinel'. Investigate the strategic choice of AWS services like Lambda, Step Functions (for orchestration), API Gateway, and DynamoDB, and critique the effectiveness of the fan-out/fan-in parallel processing pattern for this specific use case. (3) Conduct research on the key third-party tools mentioned for the scanning modules: (a) `trufflehog` for secret scanning. (b) The `safety` library for Python dependency vulnerability checking. (c) The use of Large Language Models (e.g., Claude 3.5 Sonnet) for AI-powered code quality analysis. (4) Synthesize the debugging process detailed in the document for the GitHub webhook integration. Identify the key challenges encountered (e.g., authorizer types, signature mismatches, caching issues) and the systematic steps taken to diagnose and resolve them using CloudWatch logs. (5) Explore the concept of 'Vibecoding' or AI-assisted development as described in the document. Analyze the defined roles for the human (visionary) and the AI (expert engineer), the structured communication patterns, and the process for generating project rules and context files. (6) Compare and contrast the AWS Lambda Hackathon with the other competitions mentioned (Lovable AI Showdown, AI in Action). Analyze their respective rules, prize structures, and required technology stacks to understand the strategic decision to focus on the AWS event. (7) Based on the project's state at the end of the document, identify and research potential challenges for the upcoming Phase 2 ('Parallel Scanners &amp; GitHub Integration'). This includes packaging third-party binaries for AWS Lambda Layers and implementing the logic for the aggregator function to post results back to the GitHub API. (8) Critique the hackathon strategy outlined in the project plan. Evaluate its alignment with the stated judging criteria, the feasibility of the 19-day roadmap, and the planned content for the final deliverables (README, demo video).</text:p>
      <text:p text:style-name="P5">More</text:p>
      <text:p text:style-name="P5">Analyze Results</text:p>
      <text:p text:style-name="P5">Create Report</text:p>
      <text:p text:style-name="P5">Ready in a few mins</text:p>
      <text:p text:style-name="P6">Edit plan Start research </text:p>
      <text:section text:style-name="Sect1" text:name="user-query-content-1">
        <text:p text:style-name="P3">Start research </text:p>
      </text:section>
      <text:p text:style-name="P3">I've completed your research. Feel free to ask me follow-up questions or request changes.</text:p>
      <text:h text:style-name="Heading_20_2" text:outline-level="2"><text:soft-page-break/>DevSecOps Sentinel Deep Dive </text:h>
      <text:h text:style-name="P7" text:outline-level="1">DevSecOps Sentinel: A Deep-Dive Analysis of AI-Driven Serverless Architecture and Human-Agent Collaborative Development</text:h>
      <text:p text:style-name="P6">The rapid integration of Generative AI into software engineering has created a new paradigm for development, shifting focus from manual coding to strategic orchestration. The "DevSecOps Sentinel" project serves as a comprehensive case study in this new era, demonstrating how a sophisticated, AI-powered security platform can be conceptualized and built through a structured, human-AI collaborative framework. This report provides an exhaustive analysis of the project's entire lifecycle, from its strategic inception for a competitive hackathon to its detailed architectural design and the practical challenges of its implementation. It deconstructs the core components, including the event-driven serverless architecture, the integration of specialized security scanning tools, and the innovative "Vibecoding" methodology that governed the development process. Through a critical examination of the project's planning, execution, and debugging phases, this analysis reveals key principles for successfully leveraging AI as an expert engineering partner to build robust, scalable, and secure cloud-native applications.</text:p>
      <text:h text:style-name="P8" text:outline-level="2">The Strategic Genesis of a Winning Idea</text:h>
      <text:p text:style-name="P6">The conception of the DevSecOps Sentinel project was not a singular moment of inspiration but a rigorous process of strategic evaluation and adaptation. The initial goal was to compete in and win an AI-focused hackathon, but the specific target and the project idea evolved significantly based on a deep analysis of different competitions' rules, judging criteria, and underlying philosophies. This journey from a broad objective to a highly specific, defensible project concept illustrates a masterclass in competitive strategy, where the final idea was engineered not just for technical elegance but for its high probability of success in a specific arena.</text:p>
      <text:h text:style-name="P9" text:outline-level="3">Initial Brainstorming and Strategic Pivot</text:h>
      <text:p text:style-name="P3">The project's origins lie in the consideration of the "Lovable AI Showdown," a competition centered on the theme "Build an app that pushes AI's limits". The rules stipulated that the project must be built primarily with a single top-tier AI model from providers like Anthropic, Google, or OpenAI, within a tight weekend timeframe. Initial brainstorming produced several concepts, including "Symphony" (a game asset generator), "Agentic" (a business analyst), and "Deconstruct" (a live decompiler).   </text:p>
      <text:p text:style-name="P3">A critical turning point came when the project lead recognized that the initial ideation was too constrained by the known capabilities of existing models, rather than embracing the core directive to "push the limits". This led to the formulation of a "True Moonshot" concept called "The Autodev," a web application where an AI agent would autonomously perform the entire software development lifecycle—planning, coding, testing, and self-correction—live before a user's eyes. This idea was a <text:soft-page-break/>literal interpretation of pushing AI's limits, focusing on agentic behavior and a complete cognitive loop, making it a powerful contender for the Lovable challenge.   </text:p>
      <text:p text:style-name="P3">However, the identification of a different competition, the AWS Lambda Hackathon, prompted a second, decisive strategic pivot. This hackathon, by its nature, would implicitly and explicitly favor solutions that showcased a deep and idiomatic use of the AWS serverless ecosystem, particularly AWS Lambda. The team understood that a winning strategy must be tailored to the specific context of the competition; an idea perfect for the Lovable Showdown might be suboptimal for an AWS-centric event. This realization led to the abandonment of "The Autodev" in favor of a new concept designed from the ground up to excel against the AWS hackathon's judging criteria.   </text:p>
      <text:h text:style-name="P9" text:outline-level="3">Designing for the Judge: The "DevSecOps Sentinel" Concept</text:h>
      <text:p text:style-name="P3">The "DevSecOps Sentinel" project was meticulously engineered to appeal directly to the sensibilities and priorities of the AWS Lambda Hackathon judges. The concept is an automated, AI-powered security and compliance watchdog that scans every GitHub pull request for vulnerabilities, exposed secrets, and code quality issues, providing instant feedback. This idea was chosen not just for its technical merit but for its strategic alignment with the competition's core values.   </text:p>
      <text:p text:style-name="P3">A primary consideration was to solve a "Judge's Problem." The hackathon judges were likely to be senior technical staff at AWS, engineers who have personally experienced the friction and importance of security reviews in the software development lifecycle. By addressing this painful and universal problem, the project could establish an immediate and powerful connection with its audience, a value proposition more compelling than a purely novel or abstract idea.   </text:p>
      <text:p text:style-name="P3">Furthermore, the project was conceived as an architectural showcase. The plan was not merely to <text:span text:style-name="T1">use</text:span> AWS Lambda but to build a solution that is a "love letter" to AWS serverless best practices. The architecture, centered on an event-driven workflow orchestrated by AWS Step Functions using a fan-out/fan-in pattern, is a direct and powerful demonstration of Lambda's core strengths: massive, on-demand parallelism and scalability. This design choice signaled a mastery of the platform's most advanced capabilities.   </text:p>
      <text:p text:style-name="P3">Finally, the project incorporated an innovative and sophisticated use of AI. Instead of a common chatbot or summarizer, the plan leveraged Amazon Bedrock to power an AI code reviewer. Using a state-of-the-art model like Claude 3.5 Sonnet for a complex, high-value task like code analysis demonstrated a creative and forward-thinking application of generative AI, aligning with AWS's strategic push in this domain.   </text:p>
      <text:h text:style-name="P9" text:outline-level="3">Establishing a Strategic "Moat"</text:h>
      <text:p text:style-name="P3">The selection of DevSecOps Sentinel was also a defensive move, creating a strategic "moat" that would make it difficult for other projects to surpass based on the likely judging criteria. The project was positioned in the optimal intersection of real-world value, architectural elegance, and creative AI implementation.   </text:p>
      <text:p text:style-name="P3">This strategic positioning makes it highly defensible. A project with a "cooler" or more whimsical idea, such as a game, would likely struggle to match Sentinel's score on "real-world applicability." <text:soft-page-break/>Conversely, a more traditional business application, like a simple ETL pipeline, would fail to demonstrate the same level of "creativity" or "architectural elegance." DevSecOps Sentinel was designed to score highly across all categories, making it an S-tier concept for this specific competition. The decision-making process, therefore, moved beyond simply asking "What is a good idea?" to the more strategic question, "What is the best idea to win   </text:p>
      <text:p text:style-name="P6"><text:span text:style-name="T1">this specific competition</text:span>?"</text:p>
      <text:p text:style-name="P6">The following table provides a clear, comparative analysis that codifies the strategic reasoning behind selecting DevSecOps Sentinel over the previously considered RAG-based "LambdaForge" concept, justifying the final project dir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Factor</text:p>
            </table:table-cell>
            <table:table-cell table:style-name="Table1.A1" office:value-type="string">
              <text:p text:style-name="P10">LambdaForge (RAG)</text:p>
            </table:table-cell>
            <table:table-cell table:style-name="Table1.A1" office:value-type="string">
              <text:p text:style-name="P10">DevSecOps Sentinel</text:p>
            </table:table-cell>
            <table:table-cell table:style-name="Table1.A1" office:value-type="string">
              <text:p text:style-name="P10">Verdict</text:p>
            </table:table-cell>
          </table:table-row>
        </table:table-header-rows>
        <table:table-row>
          <table:table-cell table:style-name="Table1.A1" office:value-type="string">
            <text:p text:style-name="P11">Problem Familiarity (Judges)</text:p>
          </table:table-cell>
          <table:table-cell table:style-name="Table1.A1" office:value-type="string">
            <text:p text:style-name="P10">The "chat with your docs" pattern is becoming common. Judges will have seen many RAG demos.</text:p>
          </table:table-cell>
          <table:table-cell table:style-name="Table1.A1" office:value-type="string">
            <text:p text:style-name="P10">Automated, AI-powered code review is a fresher, more emerging concept.</text:p>
          </table:table-cell>
          <table:table-cell table:style-name="Table1.A1" office:value-type="string">
            <text:p text:style-name="P10">Sentinel wins on originality and is less likely to be perceived as a "commodity" idea.</text:p>
          </table:table-cell>
        </table:table-row>
        <table:table-row>
          <table:table-cell table:style-name="Table1.A1" office:value-type="string">
            <text:p text:style-name="P11">Audience Connection</text:p>
          </table:table-cell>
          <table:table-cell table:style-name="Table1.A1" office:value-type="string">
            <text:p text:style-name="P10">Solves a general business problem. Judges will understand its value.</text:p>
          </table:table-cell>
          <table:table-cell table:style-name="Table1.A1" office:value-type="string">
            <text:p text:style-name="P10">Solves a problem the judges, as technical professionals, have almost certainly personally experienced.</text:p>
          </table:table-cell>
          <table:table-cell table:style-name="Table1.A1" office:value-type="string">
            <text:p text:style-name="P10">Sentinel wins by creating a stronger, more personal connection with the target audience.</text:p>
          </table:table-cell>
        </table:table-row>
        <table:table-row>
          <table:table-cell table:style-name="Table1.A1" office:value-type="string">
            <text:p text:style-name="P11">Architectural Purity</text:p>
          </table:table-cell>
          <table:table-cell table:style-name="Table1.A1" office:value-type="string">
            <text:p text:style-name="P10">The ingestion pipeline is a great serverless pattern, but the query side is a more standard request/response.</text:p>
          </table:table-cell>
          <table:table-cell table:style-name="Table1.A1" office:value-type="string">
            <text:p text:style-name="P10">The entire core workflow is a pure, event-driven, asynchronous process from start to finish.</text:p>
          </table:table-cell>
          <table:table-cell table:style-name="Table1.A1" office:value-type="string">
            <text:p text:style-name="P10">Sentinel wins as a slightly more elegant and complete demonstration of event-driven design.</text:p>
          </table:table-cell>
        </table:table-row>
        <table:table-row>
          <table:table-cell table:style-name="Table1.A1" office:value-type="string">
            <text:p text:style-name="P11">"Wow" Factor of Demo</text:p>
          </table:table-cell>
          <table:table-cell table:style-name="Table1.A1" office:value-type="string">
            <text:p text:style-name="P10">The demo is cool (upload a document, ask a question).</text:p>
          </table:table-cell>
          <table:table-cell table:style-name="Table1.A1" office:value-type="string">
            <text:p text:style-name="P10">The demo is more visceral (a <text:span text:style-name="Source_20_Text">git push</text:span> they do every day results in instant, intelligent feedback).</text:p>
          </table:table-cell>
          <table:table-cell table:style-name="Table1.A1" office:value-type="string">
            <text:p text:style-name="P10">Sentinel wins on the power and relatability of its demo.</text:p>
          </table:table-cell>
        </table:table-row>
      </table:table>
      <text:p text:style-name="P6">Export to Sheets</text:p>
      <text:h text:style-name="P8" text:outline-level="2">Architectural Blueprint: A Paradigm of Event-Driven Serverless Design</text:h>
      <text:p text:style-name="P6">The architecture of DevSecOps Sentinel is a deliberate and sophisticated implementation of modern serverless principles. It is designed not just to function, but to serve as an exemplar of an event-driven, scalable, and resilient system built entirely on the AWS ecosystem. The design consciously prioritizes managed services for orchestration and state management, reflecting a senior-level understanding of the trade-offs involved in building complex distributed applications.</text:p>
      <text:h text:style-name="P9" text:outline-level="3"><text:soft-page-break/>The Event-Driven Workflow: A Step-by-Step Breakdown</text:h>
      <text:p text:style-name="P3">The entire system operates as a seamless, asynchronous pipeline triggered by a single developer action. This workflow is the technical heart of the project.   </text:p>
      <text:list text:style-name="L1">
        <text:list-item>
          <text:p text:style-name="P12"><text:span text:style-name="T2">Trigger:</text:span> The workflow begins when a developer takes a standard action in their development process: creating or updating a pull request in a GitHub repository. This action fires a configured GitHub webhook, which serves as the entry point for the entire Sentinel system.   </text:p>
        </text:list-item>
        <text:list-item>
          <text:p text:style-name="P12"><text:span text:style-name="T2">Ingestion &amp; Validation:</text:span> The webhook's HTTP POST request, containing a JSON payload with pull request details, is sent to a public endpoint hosted on Amazon API Gateway. The initial architectural plan specified that this endpoint would be secured by a Lambda Authorizer function. This function's sole responsibility was to intercept every incoming request and validate its authenticity by computing an HMAC signature of the request body and comparing it to the   </text:p>
          <text:p text:style-name="P12"><text:span text:style-name="Source_20_Text">x-hub-signature-256</text:span> header provided by GitHub, thus preventing unauthorized access.   </text:p>
        </text:list-item>
        <text:list-item>
          <text:p text:style-name="P12"><text:span text:style-name="T2">Orchestration Kick-off:</text:span> Once validated, the request is passed to the main <text:span text:style-name="Source_20_Text">WebhookHandlerFunction</text:span>. This Lambda function acts as a lightweight dispatcher. It parses the JSON payload to extract critical information—such as the repository name, pull request number, and the specific commit SHA to be analyzed—and then initiates an AWS Step Functions state machine execution, passing these details as the initial state. This crucial step decouples the ingestion logic from the core analysis workflow, enhancing modularity.   </text:p>
        </text:list-item>
        <text:list-item>
          <text:p text:style-name="P12"><text:span text:style-name="T2">Parallel Analysis (The Fan-Out/Fan-In Pattern):</text:span> The centerpiece of the architecture is the use of a Step Functions <text:span text:style-name="Source_20_Text">Map</text:span> state to execute the different security scans in parallel. This is a direct and powerful application of the fan-out/fan-in pattern, a serverless best practice for processing collections of items efficiently. The   </text:p>
          <text:p text:style-name="P12"><text:span text:style-name="Source_20_Text">Map</text:span> state takes an array of analysis types (e.g., <text:span text:style-name="Source_20_Text">['secrets', 'vulnerabilities', 'ai-review']</text:span>) as input and invokes a separate, specialized Lambda function for each item concurrently. This design demonstrates a profound understanding of Lambda's primary benefit: massive, on-demand scalability for parallel tasks.   </text:p>
        </text:list-item>
        <text:list-item>
          <text:p text:style-name="P12"><text:span text:style-name="T2">Aggregation &amp; Reporting:</text:span> After all parallel branches of the <text:span text:style-name="Source_20_Text">Map</text:span> state have completed, their individual results are automatically collected by Step Functions and passed as an array to a final <text:span text:style-name="Source_20_Text">aggregator-lambda</text:span>. This function is responsible for the "fan-in" part of the pattern. It consolidates the findings from all scanners into a single, cohesive report, formats it as clean Markdown, and uses the GitHub REST API to post it as a comment on the originating pull request.   </text:p>
        </text:list-item>
        <text:list-item>
          <text:p text:style-name="P12"><text:span text:style-name="T2">Auditing:</text:span> As a final step, the aggregator function persists a summary of the scan results (e.g., repository name, pull request ID, number of findings) to an Amazon DynamoDB table. This creates an immutable audit trail, a key requirement for compliance and governance in a DevSecOps context.   </text:p>
        </text:list-item>
      </text:list>
      <text:h text:style-name="P9" text:outline-level="3"><text:soft-page-break/>Architectural Justification: Why Step Functions?</text:h>
      <text:p text:style-name="P3">The choice of AWS Step Functions as the central orchestrator is a key architectural decision that reflects a mature approach to serverless design. While other patterns exist, such as manually chaining Lambda functions or using SQS/SNS queues, Step Functions provides a superior solution for this use case by addressing the inherent complexities of distributed workflows.   </text:p>
      <text:list text:style-name="L2">
        <text:list-item>
          <text:p text:style-name="P13"><text:span text:style-name="T2">Resilience and Error Handling:</text:span> Manually chained Lambdas are brittle; a failure in one function can break the entire chain without a clear recovery path. Step Functions provides robust, built-in error handling primitives like   </text:p>
          <text:p text:style-name="P13"><text:span text:style-name="Source_20_Text">Retry</text:span> and <text:span text:style-name="Source_20_Text">Catch</text:span> blocks. This allows the workflow to be designed defensively. For example, a   </text:p>
          <text:p text:style-name="P14"><text:span text:style-name="Source_20_Text">Catch</text:span> block can be configured for each scanner so that if the AI code review fails due to a temporary API issue with Bedrock, the entire workflow doesn't halt. Instead, the failure is logged, and the results from the successful secret and vulnerability scans can still be aggregated and reported.</text:p>
        </text:list-item>
        <text:list-item>
          <text:p text:style-name="P13"><text:span text:style-name="T2">Observability and Debugging:</text:span> Debugging a distributed system of chained Lambdas often involves painstakingly piecing together disparate logs from multiple CloudWatch log groups. Step Functions provides a visual console that graphs the entire workflow execution in real-time. It highlights the exact path of execution, shows the input and output of each state, and clearly flags any errors. This centralized, visual audit trail dramatically reduces the time and complexity of debugging.   </text:p>
        </text:list-item>
        <text:list-item>
          <text:p text:style-name="P13"><text:span text:style-name="T2">Maintainability and Decoupling:</text:span> Step Functions enforces a clean separation of concerns. The workflow logic is defined declaratively in the Amazon States Language (ASL), while the business logic is encapsulated within the individual Lambda functions. This decoupling makes the system easier to understand, maintain, and extend. Adding a new scanner, for example, would involve creating a new Lambda function and adding one more item to the   </text:p>
          <text:p text:style-name="P14"><text:span text:style-name="Source_20_Text">Map</text:span> state's input array, without changing the orchestration logic of the other components.</text:p>
        </text:list-item>
      </text:list>
      <text:p text:style-name="P6">This architectural choice demonstrates a strategic trade-off, prioritizing developer velocity, resilience, and observability by leveraging a higher-level managed service, rather than attempting to reinvent complex orchestration logic from scratch.</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P10">Pattern</text:p>
            </table:table-cell>
            <table:table-cell table:style-name="Table2.A1" office:value-type="string">
              <text:p text:style-name="P10">Fault Tolerance</text:p>
            </table:table-cell>
            <table:table-cell table:style-name="Table2.A1" office:value-type="string">
              <text:p text:style-name="P10">Setup Complexity</text:p>
            </table:table-cell>
            <table:table-cell table:style-name="Table2.A1" office:value-type="string">
              <text:p text:style-name="P10">Observability</text:p>
            </table:table-cell>
            <table:table-cell table:style-name="Table2.A1" office:value-type="string">
              <text:p text:style-name="P10">Cost Efficiency</text:p>
            </table:table-cell>
            <table:table-cell table:style-name="Table2.A1" office:value-type="string">
              <text:p text:style-name="P10">Best For</text:p>
            </table:table-cell>
          </table:table-row>
        </table:table-header-rows>
        <table:table-row>
          <table:table-cell table:style-name="Table2.A1" office:value-type="string">
            <text:p text:style-name="P11">Chained Lambdas</text:p>
          </table:table-cell>
          <table:table-cell table:style-name="Table2.A1" office:value-type="string">
            <text:p text:style-name="P10">Low (brittle)</text:p>
          </table:table-cell>
          <table:table-cell table:style-name="Table2.A1" office:value-type="string">
            <text:p text:style-name="P10">Low</text:p>
          </table:table-cell>
          <table:table-cell table:style-name="Table2.A1" office:value-type="string">
            <text:p text:style-name="P10">Low (disparate logs)</text:p>
          </table:table-cell>
          <table:table-cell table:style-name="Table2.A1" office:value-type="string">
            <text:p text:style-name="P10">High (idle time if sync)</text:p>
          </table:table-cell>
          <table:table-cell table:style-name="Table2.A1" office:value-type="string">
            <text:p text:style-name="P10">Simple, linear sequences</text:p>
          </table:table-cell>
        </table:table-row>
        <table:table-row>
          <table:table-cell table:style-name="Table2.A1" office:value-type="string">
            <text:p text:style-name="P11">SQS/SNS Fan-Out</text:p>
          </table:table-cell>
          <table:table-cell table:style-name="Table2.A1" office:value-type="string">
            <text:p text:style-name="P10">Moderate</text:p>
          </table:table-cell>
          <table:table-cell table:style-name="Table2.A1" office:value-type="string">
            <text:p text:style-name="P10">Moderate (manual state tracking)</text:p>
          </table:table-cell>
          <table:table-cell table:style-name="Table2.A1" office:value-type="string">
            <text:p text:style-name="P10">Moderate</text:p>
          </table:table-cell>
          <table:table-cell table:style-name="Table2.A1" office:value-type="string">
            <text:p text:style-name="P10">High</text:p>
          </table:table-cell>
          <table:table-cell table:style-name="Table2.A1" office:value-type="string">
            <text:p text:style-name="P10">Decoupled, asynchronous tasks</text:p>
          </table:table-cell>
        </table:table-row>
        <text:soft-page-break/>
        <table:table-row>
          <table:table-cell table:style-name="Table2.A1" office:value-type="string">
            <text:p text:style-name="P11">AWS Step Functions</text:p>
          </table:table-cell>
          <table:table-cell table:style-name="Table2.A1" office:value-type="string">
            <text:p text:style-name="P10">Very High (built-in retries/catch)</text:p>
          </table:table-cell>
          <table:table-cell table:style-name="Table2.A1" office:value-type="string">
            <text:p text:style-name="P10">High (ASL definition)</text:p>
          </table:table-cell>
          <table:table-cell table:style-name="Table2.A1" office:value-type="string">
            <text:p text:style-name="P10">High (visual workflow)</text:p>
          </table:table-cell>
          <table:table-cell table:style-name="Table2.A1" office:value-type="string">
            <text:p text:style-name="P10">Moderate</text:p>
          </table:table-cell>
          <table:table-cell table:style-name="Table2.A1" office:value-type="string">
            <text:p text:style-name="P10">Complex, stateful orchestration</text:p>
          </table:table-cell>
        </table:table-row>
      </table:table>
      <text:p text:style-name="P6">Export to Sheets</text:p>
      <text:h text:style-name="P8" text:outline-level="2">The Sentinel's Arsenal: Analysis Modules and Tooling</text:h>
      <text:p text:style-name="P6">DevSecOps Sentinel's effectiveness stems from its multi-layered analysis capabilities, which are powered by a carefully selected suite of open-source tools and cutting-edge AI. Each of the three core scanning modules is encapsulated in its own Lambda function, designed to run in parallel and provide a distinct layer of security and quality feedback. This section details the functionality of each module and the practical challenges of integrating these powerful tools into a serverless environment.</text:p>
      <text:h text:style-name="P9" text:outline-level="3">Module 1: Secret Scanning with <text:span text:style-name="Source_20_Text">trufflehog</text:span></text:h>
      <text:p text:style-name="P3">The first line of defense is the <text:span text:style-name="Source_20_Text">secret-scanner-lambda</text:span>, which is designed to prevent the accidental leakage of credentials. This module leverages <text:span text:style-name="Source_20_Text">trufflehog</text:span>, a highly regarded open-source secret scanning tool.   </text:p>
      <text:list text:style-name="L3">
        <text:list-item>
          <text:p text:style-name="P15"><text:span text:style-name="T2">Functionality:</text:span> <text:span text:style-name="Source_20_Text">trufflehog</text:span> is exceptionally thorough. It does not just scan the current state of the code; it digs through the entire git history of a branch to find secrets that may have been committed and later removed. It uses a combination of high-entropy detection and over 800 specific regex patterns to identify credentials like API keys, database passwords, and private keys. A key feature is its ability to validate found secrets to confirm if they are live, which helps prioritize remediation efforts.   </text:p>
        </text:list-item>
        <text:list-item>
          <text:p text:style-name="P15"><text:span text:style-name="T2">Integration:</text:span> The plan integrates <text:span text:style-name="Source_20_Text">trufflehog</text:span> into the CI/CD pipeline by executing it from within a dedicated Lambda function. This aligns perfectly with modern DevSecOps principles, which advocate for automated security checks on every code change to "shift left" and catch issues early. The scanner is configured to output its findings in JSON format, making them easy to parse and include in the final report.   </text:p>
        </text:list-item>
      </text:list>
      <text:h text:style-name="P9" text:outline-level="3">Module 2: Vulnerability Scanning with <text:span text:style-name="Source_20_Text">safety</text:span></text:h>
      <text:p text:style-name="P3">The second module, the <text:span text:style-name="Source_20_Text">vulnerability-scanner-lambda</text:span>, addresses supply chain security by inspecting the project's dependencies. This is accomplished using the   </text:p>
      <text:p text:style-name="P6"><text:span text:style-name="Source_20_Text">safety</text:span> Python library.</text:p>
      <text:list text:style-name="L4">
        <text:list-item>
          <text:p text:style-name="P16"><text:span text:style-name="T2">Functionality:</text:span> <text:span text:style-name="Source_20_Text">safety</text:span> is a dependency vulnerability scanner that checks the versions of packages listed in files like <text:span text:style-name="Source_20_Text">requirements.txt</text:span> or <text:span text:style-name="Source_20_Text">pyproject.toml</text:span> against a comprehensive, commercially maintained database of known vulnerabilities. It provides clear, <text:soft-page-break/>actionable recommendations for remediation, often suggesting the minimum secure version to which a package should be upgraded.   </text:p>
        </text:list-item>
        <text:list-item>
          <text:p text:style-name="P16"><text:span text:style-name="T2">Integration:</text:span> The plan is to execute <text:span text:style-name="Source_20_Text">safety</text:span> within its dedicated Lambda to perform Software Composition Analysis (SCA) on the submitted pull request. SCA is a fundamental practice in DevSecOps for managing the risks associated with third-party libraries. The ability to integrate   </text:p>
          <text:p text:style-name="P16"><text:span text:style-name="Source_20_Text">safety</text:span> directly into a CI/CD workflow makes it an ideal choice for this automated pipeline.   </text:p>
        </text:list-item>
      </text:list>
      <text:h text:style-name="P9" text:outline-level="3">Module 3: AI-Powered Code Review with Claude 3.5 Sonnet</text:h>
      <text:p text:style-name="P3">The most innovative and strategically important module is the <text:span text:style-name="Source_20_Text">ai-reviewer-lambda</text:span>. This component moves beyond traditional static analysis to provide a qualitative, intelligent review of the code itself, powered by a large language model (LLM).   </text:p>
      <text:list text:style-name="L5">
        <text:list-item>
          <text:p text:style-name="P17"><text:span text:style-name="T2">Functionality:</text:span> The project plan specifies using Anthropic's Claude 3.5 Sonnet, accessed via Amazon Bedrock, for this task. This model is particularly well-suited for code analysis due to its advanced reasoning capabilities, large context window for understanding complex files, and its tendency to produce clean, modular, and well-explained output. Unlike traditional linters that check for syntax or style, the AI reviewer is tasked with identifying more nuanced issues: logical errors, performance anti-patterns, race conditions, or deviations from architectural best practices that a human reviewer would look for.   </text:p>
        </text:list-item>
        <text:list-item>
          <text:p text:style-name="P18"><text:span text:style-name="T2">Prompt Engineering:</text:span> The success of this module hinges entirely on the quality of the prompt sent to the model. A well-engineered prompt is essential for guiding the LLM to produce a useful and accurate review. The process of crafting this prompt is a core development task, not an afterthought. Key principles of effective prompt engineering are applied:</text:p>
          <text:list>
            <text:list-item>
              <text:p text:style-name="P17"><text:span text:style-name="T2">Persona Setting:</text:span> The prompt explicitly instructs the model to adopt the persona of an "expert senior developer," setting the tone and expectation for the quality of feedback.   </text:p>
            </text:list-item>
            <text:list-item>
              <text:p text:style-name="P17"><text:span text:style-name="T2">Goal Definition:</text:span> The prompt clearly defines the goal: to identify potential bugs, logic errors, anti-patterns, and deviations from best practices.   </text:p>
            </text:list-item>
            <text:list-item>
              <text:p text:style-name="P17"><text:span text:style-name="T2">Context Provision:</text:span> The prompt must include not just the code to be reviewed but also sufficient context, such as the full file content or related documentation, to enable a deep analysis.   </text:p>
            </text:list-item>
            <text:list-item>
              <text:p text:style-name="P17"><text:span text:style-name="T2">Output Structuring:</text:span> The prompt specifies the desired output format—a structured list of actionable suggestions—to ensure the response can be programmatically parsed and included in the final report.   </text:p>
              <text:p text:style-name="P17">Advanced techniques such as providing examples of good and bad code (few-shot prompting) or asking the model to explain its reasoning (chain-of-thought prompting) are critical for enhancing the quality of the AI-generated review.   </text:p>
            </text:list-item>
          </text:list>
        </text:list-item>
      </text:list>
      <text:h text:style-name="P9" text:outline-level="3"><text:soft-page-break/>Integration Challenge: Packaging Binaries for AWS Lambda</text:h>
      <text:p text:style-name="P3">A significant practical challenge in implementing the scanner modules is that both <text:span text:style-name="Source_20_Text">git</text:span> (required by all scanners to clone the target repository) and <text:span text:style-name="Source_20_Text">trufflehog</text:span> are native binaries, not pure Python libraries. AWS Lambda functions run on a specific Amazon Linux environment, meaning that binaries must be compiled for that exact operating system and architecture (<text:span text:style-name="Source_20_Text">x86_64</text:span> or <text:span text:style-name="Source_20_Text">arm64</text:span>) to be executable.   </text:p>
      <text:p text:style-name="P3">The standard and most robust solution to this problem is to package these binaries and any other dependencies into either a container image or, as planned here, an AWS Lambda Layer. A layer is a.zip archive that gets extracted into the   </text:p>
      <text:p text:style-name="P6"><text:span text:style-name="Source_20_Text">/opt</text:span> directory of the Lambda execution environment.</text:p>
      <text:p text:style-name="P3">To ensure compatibility, this layer cannot be created by simply zipping files on a local developer machine (e.g., Windows or macOS). The best practice is to use Docker with a base image that precisely replicates the Lambda runtime environment, such as an official AWS base image or the community-provided <text:span text:style-name="Source_20_Text">lambci/lambda</text:span> image. The process involves:   </text:p>
      <text:list text:style-name="L6">
        <text:list-item>
          <text:p text:style-name="P19">Running a Docker container from a Lambda-compatible image.</text:p>
        </text:list-item>
        <text:list-item>
          <text:p text:style-name="P19">Mounting a local directory into the container's <text:span text:style-name="Source_20_Text">/var/task</text:span>.</text:p>
        </text:list-item>
        <text:list-item>
          <text:p text:style-name="P19">Executing the installation commands (e.g., <text:span text:style-name="Source_20_Text">apt-get install git</text:span>, <text:span text:style-name="Source_20_Text">pip install trufflehog</text:span>) <text:span text:style-name="T1">inside</text:span> the container.</text:p>
        </text:list-item>
        <text:list-item>
          <text:p text:style-name="P19">Zipping the resulting artifacts within the container.</text:p>
        </text:list-item>
        <text:list-item>
          <text:p text:style-name="P19">Copying the final.zip file out of the container to the local machine for deployment as a Lambda Layer.</text:p>
        </text:list-item>
      </text:list>
      <text:p text:style-name="P6">This meticulous process guarantees that all binaries and libraries are compiled against the correct Linux versions and are compatible with the Lambda runtime, overcoming the cross-platform compilation challenge. Successfully navigating this "last-mile" problem of dependency packaging is a key indicator of practical, hands-on serverless expertis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0">Tool</text:p>
            </table:table-cell>
            <table:table-cell table:style-name="Table3.A1" office:value-type="string">
              <text:p text:style-name="P10">Function</text:p>
            </table:table-cell>
            <table:table-cell table:style-name="Table3.A1" office:value-type="string">
              <text:p text:style-name="P10">Key Features</text:p>
            </table:table-cell>
            <table:table-cell table:style-name="Table3.A1" office:value-type="string">
              <text:p text:style-name="P10">Integration Method</text:p>
            </table:table-cell>
            <table:table-cell table:style-name="Table3.A1" office:value-type="string">
              <text:p text:style-name="P10">Key Challenge</text:p>
            </table:table-cell>
          </table:table-row>
        </table:table-header-rows>
        <table:table-row>
          <table:table-cell table:style-name="Table3.A1" office:value-type="string">
            <text:p text:style-name="P10"><text:span text:style-name="Source_20_Text"><text:span text:style-name="T2">trufflehog</text:span></text:span></text:p>
          </table:table-cell>
          <table:table-cell table:style-name="Table3.A1" office:value-type="string">
            <text:p text:style-name="P10">Secret Scanning</text:p>
          </table:table-cell>
          <table:table-cell table:style-name="Table3.A1" office:value-type="string">
            <text:p text:style-name="P10">Deep history scanning, entropy analysis, 800+ detectors, credential validation</text:p>
          </table:table-cell>
          <table:table-cell table:style-name="Table3.A1" office:value-type="string">
            <text:p text:style-name="P10">Executed as a CLI tool from within a dedicated Lambda function.</text:p>
          </table:table-cell>
          <table:table-cell table:style-name="Table3.A1" office:value-type="string">
            <text:p text:style-name="P10">Packaging the native <text:span text:style-name="Source_20_Text">trufflehog</text:span> binary into a Lambda-compatible layer.</text:p>
          </table:table-cell>
        </table:table-row>
        <table:table-row>
          <table:table-cell table:style-name="Table3.A1" office:value-type="string">
            <text:p text:style-name="P10"><text:span text:style-name="Source_20_Text"><text:span text:style-name="T2">safety</text:span></text:span></text:p>
          </table:table-cell>
          <table:table-cell table:style-name="Table3.A1" office:value-type="string">
            <text:p text:style-name="P10">Dependency Vulnerability Scanning</text:p>
          </table:table-cell>
          <table:table-cell table:style-name="Table3.A1" office:value-type="string">
            <text:p text:style-name="P10">Checks against a comprehensive vulnerability database, <text:soft-page-break/>provides actionable fix recommendations.</text:p>
          </table:table-cell>
          <table:table-cell table:style-name="Table3.A1" office:value-type="string">
            <text:p text:style-name="P10">Imported and run as a Python library within a <text:soft-page-break/>dedicated Lambda function.</text:p>
          </table:table-cell>
          <table:table-cell table:style-name="Table3.A1" office:value-type="string">
            <text:p text:style-name="P10">Ensuring the Lambda Layer includes the <text:span text:style-name="Source_20_Text">safety</text:span> library and its <text:soft-page-break/>dependencies.</text:p>
          </table:table-cell>
        </table:table-row>
        <table:table-row>
          <table:table-cell table:style-name="Table3.A1" office:value-type="string">
            <text:p text:style-name="P11">Claude 3.5 Sonnet</text:p>
          </table:table-cell>
          <table:table-cell table:style-name="Table3.A1" office:value-type="string">
            <text:p text:style-name="P10">AI Code Quality Review</text:p>
          </table:table-cell>
          <table:table-cell table:style-name="Table3.A1" office:value-type="string">
            <text:p text:style-name="P10">Advanced reasoning, large context window, identifies nuanced bugs and anti-patterns.</text:p>
          </table:table-cell>
          <table:table-cell table:style-name="Table3.A1" office:value-type="string">
            <text:p text:style-name="P10">Called via the Amazon Bedrock API from within a dedicated Lambda function.</text:p>
          </table:table-cell>
          <table:table-cell table:style-name="Table3.A1" office:value-type="string">
            <text:p text:style-name="P10">Crafting a highly-effective, context-rich prompt to guide the AI's analysis.</text:p>
          </table:table-cell>
        </table:table-row>
      </table:table>
      <text:p text:style-name="P6">Export to Sheets</text:p>
      <text:h text:style-name="P8" text:outline-level="2">The "Vibecoding" Framework: A Structured Approach to Human-AI Collaboration</text:h>
      <text:p text:style-name="P6">A cornerstone of the DevSecOps Sentinel project is its unique development methodology, termed "Vibecoding." This framework moves beyond the casual, often-criticized notion of "vibe coding" and establishes a disciplined, professional protocol for human-AI collaboration. It is not about blindly accepting AI-generated code but about creating a structured partnership that leverages the AI as an expert engineer while maintaining rigorous human oversight and strategic control.</text:p>
      <text:h text:style-name="P9" text:outline-level="3">Defining "Vibecoding": From Buzzword to Blueprint</text:h>
      <text:p text:style-name="P3">The term "vibe coding" was popularized to describe a process where developers use natural language prompts to have an AI generate code, often without fully understanding the implementation details. While this approach can lower the barrier to entry and accelerate prototyping, it carries significant risks, including the introduction of subtle bugs, security vulnerabilities, and long-term maintenance challenges due to a lack of human comprehension.   </text:p>
      <text:p text:style-name="P3">The DevSecOps Sentinel project consciously redefines this term into a formal, structured framework. This methodology was first established in the project lead's previous "IU RAG App" plan and was explicitly ported into the Sentinel project plan to ensure a consistent and high-quality development process. This elevates "Vibecoding" from a colloquial buzzword to a documented, repeatable blueprint for professional AI-assisted development.   </text:p>
      <text:h text:style-name="P9" text:outline-level="3">The Core Principles of the Framework</text:h>
      <text:p text:style-name="P6">The project's "Vibecoding" model is built on two foundational principles: a clear definition of roles and a strict, iterative development cycle.</text:p>
      <text:list text:style-name="L7">
        <text:list-item>
          <text:p text:style-name="P20"><text:span text:style-name="T2">Role Definition:</text:span> The framework establishes a deliberate and complementary partnership:</text:p>
          <text:list>
            <text:list-item>
              <text:p text:style-name="P21"><text:soft-page-break/><text:span text:style-name="T2">Human (User):</text:span> The human acts as the <text:span text:style-name="T2">Project Lead, Visionary, and Assistant</text:span>. Their responsibilities are strategic and supervisory. They provide the high-level direction, make final architectural and feature decisions, validate every step of the AI's work, and perform external tasks that the AI cannot, such as configuring cloud services or managing API keys in the AWS console.   </text:p>
            </text:list-item>
            <text:list-item>
              <text:p text:style-name="P21"><text:span text:style-name="T2">AI (Agent):</text:span> The AI acts as the <text:span text:style-name="T2">Expert Senior Engineer and Architect</text:span>. It is responsible for the technical execution. It takes the human's high-level goals, synthesizes all available context, creates detailed, step-by-step implementation plans, writes high-quality code, and performs self-verification before presenting its work for human approval.   </text:p>
            </text:list-item>
          </text:list>
        </text:list-item>
        <text:list-item>
          <text:p text:style-name="P20"><text:span text:style-name="T2">The Development Cycle:</text:span> All development work is governed by a strict, non-negotiable, and iterative cycle designed to ensure quality and control:</text:p>
          <text:list>
            <text:list-item text:start-value="1">
              <text:p text:style-name="P20"><text:span text:style-name="T2">Context Synthesis:</text:span> Before beginning any task, the AI agent is required to synthesize all relevant project artifacts—the project plan, the latest project summary, and the current state of the codebase—to ensure it has a complete and accurate understanding of the goal.</text:p>
            </text:list-item>
            <text:list-item>
              <text:p text:style-name="P20"><text:span text:style-name="T2">Structured Planning:</text:span> For any non-trivial change, the AI must first generate a detailed execution plan, enclosed in <text:span text:style-name="Source_20_Text">&lt;plan&gt;</text:span> tags. This plan must outline the goal, the specific files to be modified, and a numbered list of discrete steps to achieve the goal.</text:p>
            </text:list-item>
            <text:list-item>
              <text:p text:style-name="P20"><text:span text:style-name="T2">Incremental Execution:</text:span> The AI is strictly forbidden from executing the entire plan at once. It must execute <text:span text:style-name="T1">only one step</text:span> of the plan at a time.</text:p>
            </text:list-item>
            <text:list-item>
              <text:p text:style-name="P20"><text:span text:style-name="T2">Verification and Confirmation:</text:span> After completing a single step, the AI presents the resulting code change (e.g., as a diff) to the human lead and <text:span text:style-name="T1">explicitly waits for confirmation</text:span>. This step is the critical control point in the loop, where the human validates the work and grants permission to proceed. This cycle repeats for every step in the plan, ensuring the human lead maintains full control over the project's evolution.</text:p>
            </text:list-item>
          </text:list>
        </text:list-item>
      </text:list>
      <text:h text:style-name="P9" text:outline-level="3">Codifying the Framework: Generating Project Rules</text:h>
      <text:p text:style-name="P3">A key feature of this methodology is its ability to be codified into a set of explicit project rules that can guide any AI agent. The project lead challenged the AI to prove that the high-level "DevSecOps Sentinel" plan was dense enough with opinionated decisions to generate a set of rules as robust as those from the previous "IU RAG App" project.   </text:p>
      <text:p text:style-name="P6">The AI demonstrated that this was possible by systematically parsing the project plan and extracting its implicit commitments. For example:</text:p>
      <text:list text:style-name="L8">
        <text:list-item>
          <text:p text:style-name="P22">The "Architecture &amp; Technology" section of the plan, which specifies AWS SAM, a fan-out pattern with Step Functions, and a Python 3.11 runtime, translates directly into rules for IaC, file organization, and technology stack adherence.   </text:p>
        </text:list-item>
        <text:list-item>
          <text:p text:style-name="P22"><text:soft-page-break/>The "Workflow Breakdown," describing how a webhook is validated and a report is posted, translates into rules for API security and reporting logic.   </text:p>
        </text:list-item>
        <text:list-item>
          <text:p text:style-name="P22">The "Development Roadmap" and "Testing Strategy" sections translate into rules governing the development process itself, including phase-gate approvals and the mandate for unit testing with <text:span text:style-name="Source_20_Text">pytest</text:span> and <text:span text:style-name="Source_20_Text">moto</text:span>.   </text:p>
        </text:list-item>
      </text:list>
      <text:p text:style-name="P3">This process of extracting and codifying rules from a detailed plan ensures that any AI agent, regardless of the session, will operate under the same set of constraints, leading to consistent and predictable behavior. This structured approach is a form of Human-in-the-Loop (HITL) agentic workflow, designed to maximize AI capability while ensuring human strategic oversight, making it a powerful model for complex software development.   </text:p>
      <text:h text:style-name="P8" text:outline-level="2">In the Trenches: A Case Study of Collaborative Debugging</text:h>
      <text:p text:style-name="P6">The theoretical elegance of an architecture is often tested by the practical realities of implementation. The debugging process for the GitHub webhook integration in the DevSecOps Sentinel project serves as a compelling case study, demonstrating the "Vibecoding" framework's effectiveness in navigating complex, real-world technical challenges. It highlights how the structured, iterative collaboration between the human lead and the AI agent enabled the rapid diagnosis and resolution of a persistent and non-obvious issue.</text:p>
      <text:h text:style-name="P9" text:outline-level="3">The Problem: The Persistent 401 Unauthorized Error</text:h>
      <text:p text:style-name="P3">Following the initial deployment of the project's infrastructure via AWS SAM, the first critical test was to configure the GitHub webhook and verify the connection. The <text:span text:style-name="Source_20_Text">ping</text:span> event, which GitHub sends to confirm a webhook's validity, immediately failed with a <text:span text:style-name="Source_20_Text">401 Unauthorized</text:span> HTTP status code. This error indicated that the request was being actively rejected by the   </text:p>
      <text:p text:style-name="P6"><text:span text:style-name="Source_20_Text">WebhookAuthorizerFunction</text:span>, meaning the cryptographic signature validation was failing.</text:p>
      <text:p text:style-name="P3">The problem was not transient. The human lead, following standard debugging procedures, used the "Redeliver" feature in the GitHub webhook UI to resend the <text:span text:style-name="Source_20_Text">ping</text:span> event, but it failed again with the same 401 error. More significantly, when a genuine <text:span text:style-name="Source_20_Text">pull_request</text:span> event was triggered by creating a pull request in the test repository, it also failed with a 401 response. This confirmed a fundamental issue in the authorization logic or configuration, not a temporary glitch.   </text:p>
      <text:h text:style-name="P9" text:outline-level="3">The Collaborative Debugging Process</text:h>
      <text:p text:style-name="P6">The resolution of this issue unfolded as a systematic, multi-step investigation, perfectly illustrating the "plan-execute-verify-confirm" cycle of the Vibecoding framework.</text:p>
      <text:list text:style-name="L9">
        <text:list-item>
          <text:p text:style-name="P23"><text:span text:style-name="T2">Hypothesis 1: Configuration Error.</text:span> The AI's first and most logical hypothesis was a simple configuration mismatch. The most common cause of a signature validation failure is a discrepancy between the secret string configured in the GitHub webhook UI and the secret stored in AWS Secrets Manager. The AI instructed the human lead to perform an external verification: to double-check that the secret in AWS was identical to the one in GitHub. The <text:soft-page-break/>user confirmed the secrets matched, invalidating this hypothesis and proving the problem was more complex.   </text:p>
        </text:list-item>
        <text:list-item>
          <text:p text:style-name="P24"><text:span text:style-name="T2">Hypothesis 2: Logical Error in Code.</text:span> With simple configuration issues ruled out, the next logical suspect was a bug in the Python code of the <text:span text:style-name="Source_20_Text">WebhookAuthorizerFunction</text:span>. The signature calculation involves a precise HMAC-SHA256 hashing of the raw request body. A subtle error in how the body was read or how the hash was computed could easily lead to a mismatch.</text:p>
        </text:list-item>
        <text:list-item>
          <text:p text:style-name="P23"><text:span text:style-name="T2">The Experiment: Diagnostic Logging.</text:span> To diagnose the potential code error, the AI proposed a classic engineering solution: increase observability. It generated a new version of the <text:span text:style-name="Source_20_Text">webhook_authorizer/app.py</text:span> file, instrumented with extensive <text:span text:style-name="Source_20_Text">print</text:span> statements. This diagnostic code was designed to log every critical variable in the signature calculation process to Amazon CloudWatch Logs: the raw event body received by Lambda, the <text:span text:style-name="Source_20_Text">x-hub-signature-256</text:span> header, the secret retrieved from Secrets Manager, and the locally computed signature.   </text:p>
        </text:list-item>
        <text:list-item>
          <text:p text:style-name="P24"><text:span text:style-name="T2">The Discovery: Architectural Flaw.</text:span> After the human lead deployed this new version and triggered the webhook again, the next step was to inspect the CloudWatch logs. While the full logs are not present in the source material, the subsequent architectural pivot reveals the likely discovery. The logs would have shown that the <text:span text:style-name="Source_20_Text">event['body']</text:span> passed to a Lambda Authorizer is not the raw, unmodified request body sent by GitHub. API Gateway often parses the JSON body, which alters the exact string of bytes. Since the HMAC signature is calculated on the raw, unparsed body, any modification, no matter how small, would cause the signature validation to fail. The problem was not a bug in the Python logic itself, but a fundamental flaw in using a Lambda Authorizer for this specific type of validation.</text:p>
        </text:list-item>
        <text:list-item>
          <text:p text:style-name="P23"><text:span text:style-name="T2">The Resolution: Architectural Simplification.</text:span> Based on this evidence, the AI correctly identified that the architectural pattern itself was the root cause. The most robust solution was to remove the <text:span text:style-name="Source_20_Text">WebhookAuthorizerFunction</text:span> entirely. The signature validation logic was moved directly into the main <text:span text:style-name="Source_20_Text">WebhookHandlerFunction</text:span>, which, when integrated directly with API Gateway, has access to the raw, unmodified request body. This architectural refactoring was a direct result of the empirical evidence gathered during the debugging process.   </text:p>
        </text:list-item>
      </text:list>
      <text:h text:style-name="P9" text:outline-level="3">The Successful Outcome</text:h>
      <text:p text:style-name="P3">After this significant architectural change was deployed, the end-to-end workflow was tested again. This time, the webhook was successfully received and validated. The <text:span text:style-name="Source_20_Text">WebhookHandlerFunction</text:span> correctly parsed the payload and triggered the <text:span text:style-name="Source_20_Text">AnalysisStateMachine</text:span>. In the Step Functions console, the execution graph showed the <text:span text:style-name="Source_20_Text">ParallelScans</text:span> state being entered and the <text:span text:style-name="Source_20_Text">SecretScannerFunction</text:span> being successfully invoked.   </text:p>
      <text:p text:style-name="P6">The execution was marked as "Failed" at the subsequent <text:span text:style-name="Source_20_Text">AggregateResults</text:span> step. However, this was the <text:span text:style-name="T1">expected and desired outcome</text:span>, as this step was intentionally pointing to a non-existent placeholder function. The successful invocation of the scanner PoC confirmed that the entire Phase 1 <text:soft-page-break/>proof-of-concept was a success. This rigorous, collaborative debugging process, moving from hypothesis to experiment to architectural resolution, exemplifies a mature engineering discipline and validates the effectiveness of the structured human-AI partnership.</text:p>
      <text:h text:style-name="P8" text:outline-level="2">Meta-Development: Engineering the Development Process Itself</text:h>
      <text:p text:style-name="P6">A distinguishing characteristic of the DevSecOps Sentinel project is the deliberate focus on "meta-development"—the practice of engineering the development process itself. The project lead consistently guided the AI not just to build the application, but to create a suite of reusable artifacts and templates designed to make the development process more efficient, consistent, and scalable. This meta-work reflects a highly sophisticated approach, treating the development workflow as a product to be designed, iterated upon, and optimized.</text:p>
      <text:h text:style-name="P9" text:outline-level="3">Artifact 1: The Living Project Plan</text:h>
      <text:p text:style-name="P3">From the outset, there was a strict insistence that the project plan serve as a "single source of truth". This principle was tested and enforced throughout the initial development phase. When the debugging process led to the architectural decision to remove the   </text:p>
      <text:p text:style-name="P3"><text:span text:style-name="Source_20_Text">WebhookAuthorizerFunction</text:span>, the project lead immediately identified that the plan was now out of sync with the implementation. The AI was directed to produce updated versions of the plan (v2.3 and ultimately v2.4), explicitly reflecting the new, simplified architecture.   </text:p>
      <text:p text:style-name="P3">Crucially, the user rejected lazy or implicit updates. When the AI used placeholders like "(No changes in this section)," it was corrected and instructed to create a fully specified, self-contained document. This discipline ensures that any team member—human or AI—can join the project at any time and get a complete and accurate understanding of its goals, architecture, and rules without needing to parse the entire conversation history. This transforms the plan from a static snapshot into a living blueprint that evolves with the project.   </text:p>
      <text:h text:style-name="P9" text:outline-level="3">Artifact 2: The Session Context File</text:h>
      <text:p text:style-name="P3">Recognizing a common failure mode in long-running AI collaborations—context drift and performance degradation as the conversation history grows—the project lead initiated the creation of a <text:span text:style-name="Source_20_Text">SESSION_CONTEXT.md</text:span> file. This artifact is a powerful tool for maintaining high-quality interaction with the AI agent.   </text:p>
      <text:p text:style-name="P6">Its purpose is to "bootstrap" a new AI instance in a fresh chat session. The document synthesizes the most critical, up-to-date information into a single, concise briefing:</text:p>
      <text:list text:style-name="L10">
        <text:list-item>
          <text:p text:style-name="P25">The project's definitive plan (v2.4).</text:p>
        </text:list-item>
        <text:list-item>
          <text:p text:style-name="P25">The most recent status update from <text:span text:style-name="Source_20_Text">Project_Summary.md</text:span>.</text:p>
        </text:list-item>
        <text:list-item>
          <text:p text:style-name="P25">The established collaboration rules and methodology.</text:p>
        </text:list-item>
      </text:list>
      <text:p text:style-name="P3">By providing this file as the initial prompt in a new session, the user can instantly bring a "fresh" AI agent up to speed, equipped with all necessary context but unburdened by the noise of previous <text:soft-page-break/>debugging cycles and conversational detours. This is a highly efficient workflow designed to mitigate AI "hallucination" and maintain a high signal-to-noise ratio in the collaboration.   </text:p>
      <text:h text:style-name="P9" text:outline-level="3">Artifact 3: The Project Blueprint Template</text:h>
      <text:p text:style-name="P3">Taking the concept of process engineering a step further, the collaboration produced a "meta-prompt"—a template for generating project plans for any future idea. This   </text:p>
      <text:p text:style-name="P6"><text:span text:style-name="Source_20_Text">Project_Blueprint_Template.md</text:span> codifies the very process of strategic planning that was used for DevSecOps Sentinel.</text:p>
      <text:p text:style-name="P6">The template is structured in two parts. In Section 1, the user provides the high-level vision for a new project: its name, goal, key features, and desired technology stack. Section 2 contains a detailed set of instructions for the AI agent, directing it to take the user's vision and generate a comprehensive, world-class project plan with the exact same structure and level of detail as the Sentinel plan.</text:p>
      <text:p text:style-name="P3">This artifact effectively automates the creation of high-quality strategic documents. The user also focused on the practicalities of its use, establishing conventions for file naming (e.g., <text:span text:style-name="Source_20_Text">Project_Blueprint_Template.md</text:span>) and the simple accompanying prompt needed to activate it. This represents the highest level of meta-work in the project: creating a tool that creates the blueprint for building other tools. This systematic approach ensures that all future projects begin with the same high standard of clarity, structure, and strategic thinking.   </text:p>
      <text:p text:style-name="P6">This focus on engineering the development process itself demonstrates a mature understanding of how to effectively manage and scale AI-assisted workflows. The creation of these artifacts—the living plan, the session context file, and the blueprint template—solves specific, predictable problems in human-AI collaboration, making the entire development system more robust, repeatable, and scalable.</text:p>
      <text:h text:style-name="P8" text:outline-level="2">Comprehensive Analysis and Strategic Recommendations</text:h>
      <text:p text:style-name="P6">The DevSecOps Sentinel project, as documented through its planning and initial implementation phases, represents an exceptional case study in modern, AI-augmented software development. Its strategic foundation is sound, its serverless architecture is elegant and idiomatic, and its collaborative framework is both innovative and disciplined. The project is not merely a technical exercise but a well-reasoned solution engineered to win a specific competition by excelling across multiple judging criteria. This final section provides a holistic evaluation and offers actionable recommendations for evolving the project from a winning hackathon prototype into a robust, enterprise-ready platform.</text:p>
      <text:h text:style-name="P9" text:outline-level="3">Overall Project Evaluation</text:h>
      <text:p text:style-name="P3">The project's core strength lies in the perfect alignment between the problem it solves and the architecture used to solve it. Automating security analysis on code changes is a high-value, real-world problem, particularly for the engineering-focused judges of an AWS-sponsored hackathon. The choice of a fan-out/fan-in serverless pattern orchestrated by AWS Step Functions is the ideal architectural solution for this problem, as it showcases the platform's key strengths in scalability and event-driven <text:soft-page-break/>processing. This synergy gives the project a strong, coherent narrative that is both technically impressive and practically relevant.   </text:p>
      <text:p text:style-name="P3">Furthermore, the "Vibecoding" methodology is a significant innovation in its own right. By formalizing the human-AI interaction with defined roles and a strict plan-execute-verify-confirm cycle, the framework successfully mitigates the most common risks of AI code generation, such as a lack of quality control and the introduction of subtle bugs. It establishes a model for a disciplined, auditable, and highly effective partnership between a human visionary and an AI engineering agent.   </text:p>
      <text:h text:style-name="P9" text:outline-level="3">Recommendations for AI Code Reviewer (<text:span text:style-name="Source_20_Text">ai-reviewer-lambda</text:span>)</text:h>
      <text:p text:style-name="P6">The AI-powered code review module is the project's most creative feature. To elevate it to a production-grade level, several advanced prompting techniques should be employed.</text:p>
      <text:list text:style-name="L11">
        <text:list-item>
          <text:p text:style-name="P26"><text:span text:style-name="T2">Advanced Prompting Techniques:</text:span> The current plan to craft a high-quality prompt is a good start. The next level of sophistication involves implementing a <text:span text:style-name="T2">Recursive Criticism and Improvement (RCI)</text:span> loop. This technique, which has been shown to significantly reduce vulnerabilities in LLM-generated code, involves a multi-step process: first, the AI generates an initial code review; second, it is prompted to act as a critic of its own work, identifying any missed issues or shallow analyses; finally, it generates a refined, more comprehensive review based on its own critique.   </text:p>
        </text:list-item>
        <text:list-item>
          <text:p text:style-name="P26"><text:span text:style-name="T2">Persona-Based Prompting:</text:span> Rather than relying on a single "expert senior developer" persona, the system could achieve greater depth by invoking the AI with multiple, specialized personas in parallel. For instance, one prompt could ask the AI to "act as a security engineer and focus exclusively on potential vulnerabilities," while another asks it to "act as a performance engineer and identify inefficient code or potential bottlenecks." A third could focus on maintainability and readability. The final report would then consolidate the findings from each specialized "expert," providing a more holistic and multi-faceted review.   </text:p>
        </text:list-item>
        <text:list-item>
          <text:p text:style-name="P26"><text:span text:style-name="T2">Contextual Enrichment:</text:span> To improve the quality of the AI's analysis, the prompt's context should be enriched beyond just the code itself. The AI should be provided with the associated work item description from a project management tool (e.g., the Jira ticket), the pull request title and description, and any relevant architectural diagrams or documentation. This allows the AI to understand not just <text:span text:style-name="T1">what</text:span> the code does, but <text:span text:style-name="T1">why</text:span> it was written, enabling it to provide much more insightful feedback on whether the code successfully achieves its intended purpose.   </text:p>
        </text:list-item>
      </text:list>
      <text:h text:style-name="P9" text:outline-level="3">Recommendations for Packaging and Dependencies</text:h>
      <text:p text:style-name="P6">The reliance on external binaries like <text:span text:style-name="Source_20_Text">git</text:span> and <text:span text:style-name="Source_20_Text">trufflehog</text:span> presents a significant packaging challenge. While Lambda Layers are a viable solution, a more robust and modern approach for production would be to use container images.</text:p>
      <text:list text:style-name="L12">
        <text:list-item>
          <text:p text:style-name="P27"><text:span text:style-name="T2">Build a Dedicated Docker Image:</text:span> The most reliable method for the <text:span text:style-name="Source_20_Text">secret-scanner-lambda</text:span> and other functions with native dependencies is to build a custom container image. The <text:span text:style-name="Source_20_Text">Dockerfile</text:span> would start from an official AWS base image (e.g., <text:soft-page-break/><text:span text:style-name="Source_20_Text">public.ecr.aws/lambda/python:3.11</text:span>) and then use the package manager (<text:span text:style-name="Source_20_Text">yum</text:span> or <text:span text:style-name="Source_20_Text">dnf</text:span>) to install <text:span text:style-name="Source_20_Text">git</text:span>, <text:span text:style-name="Source_20_Text">trufflehog</text:span>, and any other system-level dependencies. This encapsulates all dependencies into a single, immutable artifact, simplifying deployment and ensuring consistency.   </text:p>
        </text:list-item>
        <text:list-item>
          <text:p text:style-name="P28"><text:span text:style-name="T2">Use Multi-Stage Builds:</text:span> To optimize the size of the final container image, a multi-stage <text:span text:style-name="Source_20_Text">Dockerfile</text:span> should be used. A <text:span text:style-name="Source_20_Text">build</text:span> stage can be used to compile any necessary components, and the final production stage would then copy only the required compiled artifacts, omitting the build tools and source code, resulting in a smaller, more secure image.</text:p>
        </text:list-item>
      </text:list>
      <text:h text:style-name="P9" text:outline-level="3">Recommendations for Step Functions Workflow</text:h>
      <text:p text:style-name="P6">The Step Functions workflow is the backbone of the application. Its resilience and efficiency can be further enhanced.</text:p>
      <text:list text:style-name="L13">
        <text:list-item>
          <text:p text:style-name="P29"><text:span text:style-name="T2">Implement Comprehensive Error Handling:</text:span> The project plan correctly identifies the need for <text:span text:style-name="Source_20_Text">Catch</text:span> blocks in the state machine. This should be implemented for each task within the   </text:p>
          <text:p text:style-name="P29"><text:span text:style-name="Source_20_Text">Map</text:span> state. A failure in one scanner (e.g., the AI review fails due to a Bedrock API timeout) should be caught and logged. The workflow should then proceed with the results from the successful scanners, preventing a single point of failure from halting the entire process. This makes the system significantly more resilient.   </text:p>
        </text:list-item>
        <text:list-item>
          <text:p text:style-name="P29"><text:span text:style-name="T2">Cost and Performance Optimization:</text:span> For a high-volume production system, the workflow type should be carefully considered. The plan currently implies a Standard Workflow. However, if the end-to-end analysis is consistently fast (under 5 minutes), using an <text:span text:style-name="T2">Express Workflow</text:span> for the state machine could be more cost-effective, as they are priced based on duration and memory rather than per state transition. Performance testing would be required to make this determination.   </text:p>
        </text:list-item>
      </text:list>
      <text:h text:style-name="P9" text:outline-level="3">Recommendations for GitHub Integration (<text:span text:style-name="Source_20_Text">aggregator-lambda</text:span>)</text:h>
      <text:p text:style-name="P6">The final reporting step is the primary user interface for the tool and can be improved for a better developer experience and enhanced security.</text:p>
      <text:list text:style-name="L14">
        <text:list-item>
          <text:p text:style-name="P30"><text:span text:style-name="T2">Authentication:</text:span> The plan to use a GitHub API token stored in AWS Secrets Manager is a good starting point. However, for a production-ready application intended for use by multiple repositories or organizations, the best practice is to register the tool as a <text:span text:style-name="T2">GitHub App</text:span>. Instead of using a long-lived Personal Access Token, the <text:span text:style-name="Source_20_Text">aggregator-lambda</text:span> would authenticate as the app and generate a short-lived, narrowly-scoped installation access token for each request. This is a more secure and scalable authentication model.   </text:p>
        </text:list-item>
        <text:list-item>
          <text:p text:style-name="P31"><text:span text:style-name="T2">Report Formatting:</text:span> The Markdown comment posted to the pull request can be made more actionable. The GitHub API allows for creating comments that are tied to specific lines in a file diff. The <text:span text:style-name="Source_20_Text">aggregator-lambda</text:span> should be enhanced to parse the line numbers from the scanner outputs and create targeted comments directly on the relevant lines of code, in addition <text:soft-page-break/>to posting a summary comment on the main pull request thread. This provides immediate, in-context feedback to the developer.</text:p>
        </text:list-item>
      </text:list>
      <text:h text:style-name="P9" text:outline-level="3">Final Conclusion</text:h>
      <text:p text:style-name="P6">The DevSecOps Sentinel project is a testament to the power of combining strategic planning, modern serverless architecture, and a disciplined human-AI collaborative framework. It represents a state-of-the-art approach to solving a critical problem in software development. The initial plan and proof-of-concept are exceptionally strong, positioning it as a winning entry in a competitive hackathon. By implementing the advanced techniques and architectural refinements recommended in this analysis, DevSecOps Sentinel can evolve beyond a prototype into a robust, secure, and highly valuable platform for any organization serious about integrating security into its development lifecycle.</text:p>
      <text:p text:style-name="Text_20_body"><text:a xlink:type="simple" xlink:href="https://policies.google.com/privacy" office:target-frame-name="_blank" xlink:show="new" text:style-name="Internet_20_link" text:visited-style-name="Visited_20_Internet_20_Link">Google Privacy Policy Opens in a new window </text:a><text:a xlink:type="simple" xlink:href="https://policies.google.com/terms" office:target-frame-name="_blank" xlink:show="new" text:style-name="Internet_20_link" text:visited-style-name="Visited_20_Internet_20_Link">Google Terms of Service Opens in a new window </text:a><text:a xlink:type="simple" xlink:href="https://support.google.com/gemini?p=privacy_notice" office:target-frame-name="_blank" xlink:show="new" text:style-name="Internet_20_link" text:visited-style-name="Visited_20_Internet_20_Link">Your privacy &amp; Gemini Apps Opens in a new window </text:a></text:p>
      <text:p text:style-name="Text_20_body">Gemini may display inaccurate info, including about people, so double-check its responses.</text:p>
      <text:p text:style-name="P2">Try Gemini Deep Research </text:p>
      <text:section text:style-name="Sect1" text:name="cdk-live-announcer-0">
        <text:p text:style-name="P32"/>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01:56:35.759844400</meta:creation-date>
    <dc:date>2025-06-23T01:57:20.230102800</dc:date>
    <meta:editing-duration>PT45S</meta:editing-duration>
    <meta:editing-cycles>1</meta:editing-cycles>
    <meta:generator>LibreOffice/25.2.4.3$Windows_X86_64 LibreOffice_project/33e196637044ead23f5c3226cde09b47731f7e27</meta:generator>
    <meta:document-statistic meta:table-count="3" meta:image-count="11" meta:object-count="0" meta:page-count="19" meta:paragraph-count="272" meta:word-count="7171" meta:character-count="48810" meta:non-whitespace-character-count="41748"/>
  </office:meta>
</office:document-meta>
</file>